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text-align="center"/>
    </style:style>
    <style:style style:name="P152" style:parent-style-name="Normal" style:family="paragraph">
      <style:paragraph-properties fo:text-align="center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P155" style:parent-style-name="Normal" style:family="paragraph">
      <style:paragraph-properties fo:text-align="center"/>
    </style:style>
    <style:style style:name="P156" style:parent-style-name="Normal" style:family="paragraph">
      <style:paragraph-properties fo:text-align="center"/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/>
    </style:style>
    <style:style style:name="P165" style:parent-style-name="Normal" style:family="paragraph">
      <style:paragraph-properties fo:text-align="center"/>
    </style:style>
    <style:style style:name="P166" style:parent-style-name="Normal" style:family="paragraph">
      <style:paragraph-properties fo:text-align="center"/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paragraph-properties fo:text-align="center"/>
    </style:style>
    <style:style style:name="P169" style:parent-style-name="Normal" style:family="paragraph">
      <style:paragraph-properties fo:text-align="center"/>
    </style:style>
    <style:style style:name="P170" style:parent-style-name="Normal" style:family="paragraph">
      <style:paragraph-properties fo:text-align="center"/>
    </style:style>
    <style:style style:name="P171" style:parent-style-name="Normal" style:family="paragraph">
      <style:paragraph-properties fo:text-align="center"/>
    </style:style>
    <style:style style:name="P172" style:parent-style-name="Normal" style:family="paragraph">
      <style:paragraph-properties fo:text-align="center"/>
    </style:style>
    <style:style style:name="P173" style:parent-style-name="Normal" style:family="paragraph">
      <style:paragraph-properties fo:text-align="center"/>
    </style:style>
    <style:style style:name="P174" style:parent-style-name="Normal" style:family="paragraph">
      <style:paragraph-properties fo:text-align="center"/>
    </style:style>
    <style:style style:name="P175" style:parent-style-name="Normal" style:family="paragraph">
      <style:paragraph-properties fo:text-align="center"/>
    </style:style>
    <style:style style:name="P176" style:parent-style-name="Normal" style:family="paragraph">
      <style:paragraph-properties fo:text-align="center"/>
    </style:style>
    <style:style style:name="P177" style:parent-style-name="Normal" style:family="paragraph">
      <style:paragraph-properties fo:text-align="center"/>
    </style:style>
    <style:style style:name="P178" style:parent-style-name="Normal" style:family="paragraph">
      <style:paragraph-properties fo:text-align="center"/>
    </style:style>
    <style:style style:name="P179" style:parent-style-name="Normal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center"/>
    </style:style>
    <style:style style:name="P182" style:parent-style-name="Normal" style:family="paragraph">
      <style:paragraph-properties fo:text-align="center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P193" style:parent-style-name="Normal" style:family="paragraph">
      <style:paragraph-properties fo:text-align="center"/>
    </style:style>
    <style:style style:name="P194" style:parent-style-name="Normal" style:family="paragraph">
      <style:paragraph-properties fo:text-align="center"/>
    </style:style>
    <style:style style:name="P195" style:parent-style-name="Normal" style:family="paragraph">
      <style:paragraph-properties fo:text-align="center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center"/>
    </style:style>
    <style:style style:name="P212" style:parent-style-name="Normal" style:family="paragraph">
      <style:paragraph-properties fo:text-align="center"/>
    </style:style>
    <style:style style:name="P213" style:parent-style-name="Normal" style:family="paragraph">
      <style:paragraph-properties fo:text-align="center"/>
    </style:style>
    <style:style style:name="P214" style:parent-style-name="Normal" style:family="paragraph">
      <style:paragraph-properties fo:text-align="center"/>
    </style:style>
    <style:style style:name="P215" style:parent-style-name="Normal" style:family="paragraph">
      <style:paragraph-properties fo:text-align="center"/>
    </style:style>
    <style:style style:name="P216" style:parent-style-name="Normal" style:family="paragraph">
      <style:paragraph-properties fo:text-align="center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P219" style:parent-style-name="Normal" style:family="paragraph">
      <style:paragraph-properties fo:text-align="center"/>
    </style:style>
    <style:style style:name="P220" style:parent-style-name="Normal" style:family="paragraph">
      <style:paragraph-properties fo:text-align="center"/>
    </style:style>
    <style:style style:name="P221" style:parent-style-name="Normal" style:family="paragraph">
      <style:paragraph-properties fo:text-align="center"/>
    </style:style>
    <style:style style:name="P222" style:parent-style-name="Normal" style:family="paragraph">
      <style:paragraph-properties fo:text-align="center"/>
    </style:style>
    <style:style style:name="P223" style:parent-style-name="Normal" style:family="paragraph">
      <style:paragraph-properties fo:text-align="center"/>
    </style:style>
    <style:style style:name="P224" style:parent-style-name="Normal" style:family="paragraph">
      <style:paragraph-properties fo:text-align="center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P229" style:parent-style-name="Normal" style:family="paragraph">
      <style:paragraph-properties fo:text-align="center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paragraph-properties fo:text-align="center"/>
    </style:style>
    <style:style style:name="P233" style:parent-style-name="Normal" style:family="paragraph">
      <style:paragraph-properties fo:text-align="center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paragraph-properties fo:text-align="center"/>
    </style:style>
    <style:style style:name="P238" style:parent-style-name="Normal" style:family="paragraph">
      <style:paragraph-properties fo:text-align="center"/>
    </style:style>
    <style:style style:name="P239" style:parent-style-name="Normal" style:family="paragraph">
      <style:paragraph-properties fo:text-align="center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P243" style:parent-style-name="Normal" style:family="paragraph">
      <style:paragraph-properties fo:text-align="center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P246" style:parent-style-name="Normal" style:family="paragraph">
      <style:paragraph-properties fo:text-align="center"/>
    </style:style>
    <style:style style:name="P247" style:parent-style-name="Normal" style:family="paragraph">
      <style:paragraph-properties fo:text-align="center"/>
    </style:style>
    <style:style style:name="P248" style:parent-style-name="Normal" style:family="paragraph">
      <style:paragraph-properties fo:text-align="center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paragraph-properties fo:text-align="center"/>
    </style:style>
    <style:style style:name="P251" style:parent-style-name="Normal" style:family="paragraph">
      <style:paragraph-properties fo:text-align="center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 fo:text-align="center"/>
    </style:style>
    <style:style style:name="P254" style:parent-style-name="Normal" style:family="paragraph">
      <style:paragraph-properties fo:text-align="center"/>
    </style:style>
    <style:style style:name="P255" style:parent-style-name="Normal" style:family="paragraph">
      <style:paragraph-properties fo:text-align="center"/>
    </style:style>
    <style:style style:name="P256" style:parent-style-name="Normal" style:family="paragraph">
      <style:paragraph-properties fo:text-align="center"/>
    </style:style>
    <style:style style:name="P257" style:parent-style-name="Normal" style:family="paragraph">
      <style:paragraph-properties fo:text-align="center"/>
    </style:style>
    <style:style style:name="P258" style:parent-style-name="Normal" style:family="paragraph">
      <style:paragraph-properties fo:text-align="center"/>
    </style:style>
    <style:style style:name="P259" style:parent-style-name="Normal" style:family="paragraph">
      <style:paragraph-properties fo:text-align="center"/>
    </style:style>
    <style:style style:name="P260" style:parent-style-name="Normal" style:family="paragraph">
      <style:paragraph-properties fo:text-align="center"/>
    </style:style>
    <style:style style:name="P261" style:parent-style-name="Normal" style:family="paragraph">
      <style:paragraph-properties fo:text-align="center"/>
    </style:style>
    <style:style style:name="P262" style:parent-style-name="Normal" style:family="paragraph">
      <style:paragraph-properties fo:text-align="center"/>
    </style:style>
    <style:style style:name="P263" style:parent-style-name="Normal" style:family="paragraph">
      <style:paragraph-properties fo:text-align="center"/>
    </style:style>
    <style:style style:name="P264" style:parent-style-name="Normal" style:family="paragraph">
      <style:paragraph-properties fo:text-align="center"/>
    </style:style>
    <style:style style:name="P265" style:parent-style-name="Normal" style:family="paragraph">
      <style:paragraph-properties fo:text-align="center"/>
    </style:style>
    <style:style style:name="P266" style:parent-style-name="Normal" style:family="paragraph">
      <style:paragraph-properties fo:text-align="center"/>
    </style:style>
  </office:automatic-styles>
  <office:body>
    <office:text text:use-soft-page-breaks="true">
      <text:p text:style-name="P1">/*<text:s/></text:p>
      <text:p text:style-name="P2">Name: Ariel "El" Rollins</text:p>
      <text:p text:style-name="P3">Vendor: Diageo Americas</text:p>
      <text:p text:style-name="P4">Instructions:<text:s/></text:p>
      <text:p text:style-name="P5"/>
      <text:p text:style-name="P6">-- SELECT, Filtering &amp; Sorting<text:s/></text:p>
      <text:p text:style-name="P7">-- 1. Create a list of all transactions for your chosen [Category/Vendor] that took place in<text:s/></text:p>
      <text:p text:style-name="P8">-- the last quarter of 2014, sorted by the total sale amount from highest to lowest.<text:s/></text:p>
      <text:p text:style-name="P9">-- (Strength: Identifying high-volume peak periods).<text:s/></text:p>
      <text:p text:style-name="P10"/>
      <text:p text:style-name="P11">-- 2. Which transactions for your [Category/Vendor] had a bottle quantity greater than 12?<text:s/></text:p>
      <text:p text:style-name="P12">-- Display the date, store number, item description, and total amount.<text:s/></text:p>
      <text:p text:style-name="P13">-- (Strength: Identifying bulk buyers or wholesale-style transactions).<text:s/></text:p>
      <text:p text:style-name="P14"/>
      <text:p text:style-name="P15">-- 3. Find all products in the products_table whose item_description contains a specific<text:s/></text:p>
      <text:p text:style-name="P16">-- keyword (e.g., 'Limited', 'Spiced'). What categories do they belong to?<text:s/></text:p>
      <text:p text:style-name="P17">-- (Opportunity: Identifying niche product variants). -- Aggregation<text:s/></text:p>
      <text:p text:style-name="P18"/>
      <text:p text:style-name="P19">-- 4. What is the total sales revenue and the average bottle price (btl_price) for<text:s/></text:p>
      <text:p text:style-name="P20">-- your chosen [Category/Vendor]?<text:s/></text:p>
      <text:p text:style-name="P21">-- (Strength/Baseline: Establishing the financial footprint).<text:s/></text:p>
      <text:p text:style-name="P22"/>
      <text:p text:style-name="P23">-- 5. How many transactions were recorded for each specific item description within your<text:s/></text:p>
      <text:p text:style-name="P24">-- chosen [Category]? Which specific product is the most frequently purchased?<text:s/></text:p>
      <text:p text:style-name="P25">-- (Strength: Identifying your "hero" product).<text:s/></text:p>
      <text:p text:style-name="P26"/>
      <text:soft-page-break/>
      <text:p text:style-name="P27">-- 6. Which store generated the highest total revenue for your [Category/Vendor]?<text:s/></text:p>
      <text:p text:style-name="P28">-- Which generated the lowest (but still greater than zero)?<text:s/></text:p>
      <text:p text:style-name="P29">-- (Strength vs. Weakness: Identifying your best and worst retail partners).</text:p>
      <text:p text:style-name="P30"/>
      <text:p text:style-name="P31">-- 7. What is the total revenue for every vendor within your chosen [Category],</text:p>
      <text:p text:style-name="P32">-- sorted from highest to lowest?<text:s/></text:p>
      <text:p text:style-name="P33">-- (Threat: Identifying your top competitors in that space).<text:s/></text:p>
      <text:p text:style-name="P34"/>
      <text:p text:style-name="P35">-- 8. Which stores had total sales revenue for your [Category/Vendor] exceeding $2,000?<text:s/></text:p>
      <text:p text:style-name="P36">-- (Hint: Use HAVING to filter aggregated store totals).<text:s/></text:p>
      <text:p text:style-name="P37">-- (Strength: Pinpointing high-performing retail locations).<text:s/></text:p>
      <text:p text:style-name="P38"/>
      <text:p text:style-name="P39">-- Joins<text:s/></text:p>
      <text:p text:style-name="P40"/>
      <text:p text:style-name="P41">-- 9. Find all sales records where the category_name is either your chosen category<text:s/></text:p>
      <text:p text:style-name="P42">-- or a closely related competitor category (e.g., 'VODKA 80 PROOF' vs 'IMPORTED VODKA').<text:s/></text:p>
      <text:p text:style-name="P43">-- (Threat: Comparing performance against direct substitutes).<text:s/></text:p>
      <text:p text:style-name="P44"/>
      <text:p text:style-name="P45">-- 10. List all transactions where the state bottle cost was between $10 and $20 for<text:s/></text:p>
      <text:p text:style-name="P46">-- your [Category/Vendor].<text:s/></text:p>
      <text:p text:style-name="P47">-- (Opportunity: Analyzing performance in the "mid-tier" price bracket).<text:s/></text:p>
      <text:p text:style-name="P48"/>
      <text:p text:style-name="P49">-- 11. Write a query that displays each store's total sales for your [Category/Vendor]</text:p>
      <text:p text:style-name="P50">-- along with the store's name and address from the stores_table.<text:s/></text:p>
      <text:p text:style-name="P51">-- (Strength: Mapping your physical sales footprint).<text:s/></text:p>
      <text:p text:style-name="P52"/>
      <text:soft-page-break/>
      <text:p text:style-name="P53">-- 12. For each sale in your [Category], display the transaction date, total amount,<text:s/></text:p>
      <text:p text:style-name="P54">-- and the population of the county where the sale occurred by joining with counties_table.<text:s/></text:p>
      <text:p text:style-name="P55">-- (Opportunity: Correlating sales volume with population density).<text:s/></text:p>
      <text:p text:style-name="P56"/>
      <text:p text:style-name="P57">-- 13. Write a query that shows total sales for your [Category/Vendor] by county.<text:s/></text:p>
      <text:p text:style-name="P58">-- Which county generates the most revenue for you? 4</text:p>
      <text:p text:style-name="P59">-- (Strength: Identifying your geographic stronghold).<text:s/></text:p>
      <text:p text:style-name="P60"/>
      <text:p text:style-name="P61">-- 14. Join the sales_table and products_table to show total revenue for your [Vendor]<text:s/></text:p>
      <text:p text:style-name="P62">-- alongside the proof and pack size of the items.<text:s/></text:p>
      <text:p text:style-name="P63">-- (Strength: Determining if higher proof or larger packs drive more revenue).<text:s/></text:p>
      <text:p text:style-name="P64"/>
      <text:p text:style-name="P65">-- 15. Are there any counties in the counties_table that have a population over 10,000<text:s/></text:p>
      <text:p text:style-name="P66">-- but zero sales for your [Category/Vendor]?<text:s/></text:p>
      <text:p text:style-name="P67">-- (Opportunity: Identifying untapped markets).<text:s/></text:p>
      <text:p text:style-name="P68"/>
      <text:p text:style-name="P69">-- 16. Display total revenue for your [Category/Vendor] grouped by the store_status<text:s/></text:p>
      <text:p text:style-name="P70">-- (from stores_table). Are active stores ('A') performing significantly better than others?<text:s/></text:p>
      <text:p text:style-name="P71">-- (Threat: Assessing the risk of sales tied to inactive or closed locations).</text:p>
      <text:p text:style-name="P72">*/</text:p>
      <text:p text:style-name="P73">-- I WILL BE WRITING REFERENCE QUERIES BEFORE I WRITE MY COMPLETE QUERY.</text:p>
      <text:p text:style-name="P74">-- 1.</text:p>
      <text:p text:style-name="P75"/>
      <text:p text:style-name="P76">SELECT total</text:p>
      <text:p text:style-name="P77">FROM public.sales;</text:p>
      <text:p text:style-name="P78"/>
      <text:soft-page-break/>
      <text:p text:style-name="P79">SELECT total</text:p>
      <text:p text:style-name="P80">FROM public.sales</text:p>
      <text:p text:style-name="P81">WHERE date &gt;= '2014-09-01' AND date &lt;= '2014-12-31';</text:p>
      <text:p text:style-name="P82"/>
      <text:p text:style-name="P83">-- Above are queries for me to personally observe the information within the table.</text:p>
      <text:p text:style-name="P84"/>
      <text:p text:style-name="P85">SELECT *</text:p>
      <text:p text:style-name="P86">FROM public.sales</text:p>
      <text:p text:style-name="P87">WHERE date &gt;= '2014-09-01' AND date &lt;= '2014-12-31'</text:p>
      <text:p text:style-name="P88">AND vendor = 'Diageo Americas'</text:p>
      <text:p text:style-name="P89"><text:tab/>ORDER BY total DESC;</text:p>
      <text:p text:style-name="P90"/>
      <text:p text:style-name="P91">-- Below is the completed query, total sales from my vendor ordered from highest to lowest.</text:p>
      <text:p text:style-name="P92"/>
      <text:p text:style-name="P93">SELECT *</text:p>
      <text:p text:style-name="P94">FROM public.sales</text:p>
      <text:p text:style-name="P95">WHERE date &gt;= '2014-09-01' AND date &lt;= '2014-12-31'</text:p>
      <text:p text:style-name="P96">AND vendor = 'Diageo Americas'</text:p>
      <text:p text:style-name="P97"><text:tab/>ORDER BY total DESC;</text:p>
      <text:p text:style-name="P98"/>
      <text:p text:style-name="P99">-- 2.<text:s/></text:p>
      <text:p text:style-name="P100"/>
      <text:p text:style-name="P101">SELECT *</text:p>
      <text:p text:style-name="P102">FROM public.sales</text:p>
      <text:p text:style-name="P103">WHERE bottle_qty &gt;= 12;</text:p>
      <text:p text:style-name="P104"/>
      <text:soft-page-break/>
      <text:p text:style-name="P105">-- BELOW IS FINAL QUERY<text:s/></text:p>
      <text:p text:style-name="P106"/>
      <text:p text:style-name="P107">SELECT date, store, bottle_qty, total, description<text:s/></text:p>
      <text:p text:style-name="P108">FROM public.sales</text:p>
      <text:p text:style-name="P109">WHERE bottle_qty &gt;= 12;</text:p>
      <text:p text:style-name="P110"/>
      <text:p text:style-name="P111">-- 3.</text:p>
      <text:p text:style-name="P112"/>
      <text:p text:style-name="P113">SELECT *</text:p>
      <text:p text:style-name="P114">FROM public.products;</text:p>
      <text:p text:style-name="P115"/>
      <text:p text:style-name="P116">SELECT *</text:p>
      <text:p text:style-name="P117">FROM public.products</text:p>
      <text:p text:style-name="P118">WHERE item_description ILIKE '%Spiced%';</text:p>
      <text:p text:style-name="P119"/>
      <text:p text:style-name="P120">-- BELOW IS FINAL QUERY</text:p>
      <text:p text:style-name="P121"/>
      <text:p text:style-name="P122">SELECT DISTINCT category_name, item_description</text:p>
      <text:p text:style-name="P123">FROM public.products</text:p>
      <text:p text:style-name="P124">WHERE item_description ILIKE '%Spiced%'<text:s/></text:p>
      <text:p text:style-name="P125"><text:tab/>OR item_description ILIKE '%Limited';</text:p>
      <text:p text:style-name="P126"/>
      <text:p text:style-name="P127">-- NEEDED PRODUCTS ARE CATEGORIZED TO: SPICED RUM, DECANTERS &amp; SPECIALITY PACKAGES, FLAVORED RUM, PUERTO RICO &amp; VIRGIN ISLANDS RUM,<text:s/></text:p>
      <text:p text:style-name="P128">-- &amp; BARBADOS RUM.</text:p>
      <text:p text:style-name="P129"/>
      <text:soft-page-break/>
      <text:p text:style-name="P130">-- 4.</text:p>
      <text:p text:style-name="P131"/>
      <text:p text:style-name="P132">SELECT vendor</text:p>
      <text:p text:style-name="P133">FROM sales;</text:p>
      <text:p text:style-name="P134"/>
      <text:p text:style-name="P135">SELECT SUM(total) AS totalsalesrev,<text:s/></text:p>
      <text:p text:style-name="P136"><text:s text:c="7"/>AVG(btl_price) AS averagebtlprice</text:p>
      <text:p text:style-name="P137">FROM sales</text:p>
      <text:p text:style-name="P138">WHERE vendor ILIKE 'Diageo Americas';</text:p>
      <text:p text:style-name="P139"/>
      <text:p text:style-name="P140">-- ERROR QUERY ABOVE</text:p>
      <text:p text:style-name="P141">-- BELOW IS THE FINAL QUERY</text:p>
      <text:p text:style-name="P142"/>
      <text:p text:style-name="P143">SELECT SUM(total) AS totalsalesrev,<text:s/></text:p>
      <text:p text:style-name="P144"><text:s text:c="7"/>AVG(btl_price::numeric) AS averagebtlprice</text:p>
      <text:p text:style-name="P145">FROM sales</text:p>
      <text:p text:style-name="P146">WHERE vendor ILIKE 'Diageo Americas';</text:p>
      <text:p text:style-name="P147"/>
      <text:p text:style-name="P148">-- SELECT SUM(total) AS totalsalesrev,<text:s/></text:p>
      <text:p text:style-name="P149">-- <text:s text:c="6"/>AVG(btl_price::numeric) AS averagebtlprice</text:p>
      <text:p text:style-name="P150">-- FROM sales</text:p>
      <text:p text:style-name="P151">-- WHERE btl_price::numeric &gt;= 10</text:p>
      <text:p text:style-name="P152"/>
      <text:p text:style-name="P153">-- NOTE:</text:p>
      <text:p text:style-name="P154">-- SELECT SUM(total) AS totalsalesrev,<text:s/></text:p>
      <text:p text:style-name="P155">--<text:s/><text:tab/><text:tab/>AVG(btl_price) AS averagebtlprice</text:p>
      <text:soft-page-break/>
      <text:p text:style-name="P156">-- FROM sales</text:p>
      <text:p text:style-name="P157">-- WHERE vendor ILIKE 'Diageo Americas';</text:p>
      <text:p text:style-name="P158">-- IS ERROR QUERY.</text:p>
      <text:p text:style-name="P159">-- AVG function can't be applied onto a price value. Price value must be casted as an interger.</text:p>
      <text:p text:style-name="P160"/>
      <text:p text:style-name="P161">-- 5.</text:p>
      <text:p text:style-name="P162"/>
      <text:p text:style-name="P163">SELECT *</text:p>
      <text:p text:style-name="P164">FROM public.sales</text:p>
      <text:p text:style-name="P165">WHERE vendor = 'Diageo Americas';</text:p>
      <text:p text:style-name="P166"/>
      <text:p text:style-name="P167">-- BELOW a temporary table alias is required.</text:p>
      <text:p text:style-name="P168"/>
      <text:p text:style-name="P169">SELECT description,</text:p>
      <text:p text:style-name="P170"><text:s text:c="4"/>COUNT (*) AS transaction_count</text:p>
      <text:p text:style-name="P171">FROM sales</text:p>
      <text:p text:style-name="P172">WHERE vendor = 'Diageo Americas'</text:p>
      <text:p text:style-name="P173"><text:tab/>GROUP BY description</text:p>
      <text:p text:style-name="P174"><text:tab/>ORDER BY transaction_count DESC;</text:p>
      <text:p text:style-name="P175"/>
      <text:p text:style-name="P176">-- FOR THE QUERY ABOVE, 'SEAGRAMS 7 CROWN BI WHISKEY' WILL BE OUR HERO ITEM.</text:p>
      <text:p text:style-name="P177"/>
      <text:p text:style-name="P178">-- 6.</text:p>
      <text:p text:style-name="P179"/>
      <text:p text:style-name="P180">SELECT MAX(total) :: money, MIN(total) :: money</text:p>
      <text:soft-page-break/>
      <text:p text:style-name="P181">FROM sales</text:p>
      <text:p text:style-name="P182">WHERE vendor ILIKE 'Diageo Americas';</text:p>
      <text:p text:style-name="P183"/>
      <text:p text:style-name="P184">SELECT MAX(total) :: money, MIN(total) :: money</text:p>
      <text:p text:style-name="P185">FROM sales</text:p>
      <text:p text:style-name="P186">WHERE vendor ILIKE 'Diageo Americas'</text:p>
      <text:p text:style-name="P187">AND total &gt;= 0;</text:p>
      <text:p text:style-name="P188"/>
      <text:p text:style-name="P189">-- FINAL QUERY IS ABOVE</text:p>
      <text:p text:style-name="P190"/>
      <text:p text:style-name="P191">-- 7.</text:p>
      <text:p text:style-name="P192"/>
      <text:p text:style-name="P193">SELECT SUM(total) :: money</text:p>
      <text:p text:style-name="P194">FROM sales</text:p>
      <text:p text:style-name="P195">WHERE vendor ILIKE 'Diageo Americas';</text:p>
      <text:p text:style-name="P196"/>
      <text:p text:style-name="P197">-- ABOVE IS A QUERY CATERED TO MY BRAND</text:p>
      <text:p text:style-name="P198"/>
      <text:p text:style-name="P199">SELECT vendor, SUM(total) :: money AS highest</text:p>
      <text:p text:style-name="P200">FROM sales<text:s/></text:p>
      <text:p text:style-name="P201">GROUP BY vendor</text:p>
      <text:p text:style-name="P202">ORDER BY highest DESC;</text:p>
      <text:p text:style-name="P203"><text:tab/></text:p>
      <text:p text:style-name="P204">-- FINAL QUERY IS ABOVE</text:p>
      <text:p text:style-name="P205"/>
      <text:p text:style-name="P206">-- 8.</text:p>
      <text:p text:style-name="P207"/>
      <text:p text:style-name="P208">SELECT *</text:p>
      <text:p text:style-name="P209">FROM sales;</text:p>
      <text:p text:style-name="P210"/>
      <text:p text:style-name="P211">SELECT store, total<text:s/></text:p>
      <text:p text:style-name="P212">FROM sales</text:p>
      <text:p text:style-name="P213">WHERE vendor ILIKE 'Diageo Americas'</text:p>
      <text:p text:style-name="P214">AND total &gt;= 2000</text:p>
      <text:p text:style-name="P215"/>
      <text:p text:style-name="P216">-- FINAL QUERY IS ABOVE.</text:p>
      <text:p text:style-name="P217"/>
      <text:p text:style-name="P218">-- 9.<text:s/></text:p>
      <text:p text:style-name="P219">-- SAZERAC CO INC. &amp; DIAGEO AMERICAS<text:s/></text:p>
      <text:p text:style-name="P220">-- ARE CLOSELY RELATED IN SALES (OF WHISKEY)</text:p>
      <text:p text:style-name="P221">-- BELOW IS MY FINALY QUERY</text:p>
      <text:p text:style-name="P222"/>
      <text:p text:style-name="P223">SELECT DISTINCT vendor, total, description, category_name</text:p>
      <text:p text:style-name="P224">FROM sales</text:p>
      <text:p text:style-name="P225">WHERE description ILIKE '%Whiskey%'<text:s/></text:p>
      <text:p text:style-name="P226">GROUP BY vendor, total, description, category_name</text:p>
      <text:p text:style-name="P227">ORDER BY total DESC</text:p>
      <text:p text:style-name="P228"/>
      <text:p text:style-name="P229">-- 10.</text:p>
      <text:p text:style-name="P230">-- BELOW IS MY FINAL QUERY; THERE ARE 207881 TRANSACTIONS WITH A STATE_BTL_COST BETWEEN 10$ AND 20$</text:p>
      <text:p text:style-name="P231"/>
      <text:soft-page-break/>
      <text:p text:style-name="P232">SELECT *</text:p>
      <text:p text:style-name="P233">FROM sales</text:p>
      <text:p text:style-name="P234">WHERE vendor ILIKE 'Diageo Americas'</text:p>
      <text:p text:style-name="P235">AND state_btl_cost::numeric &gt;= 10</text:p>
      <text:p text:style-name="P236"><text:tab/>AND state_btl_cost::numeric &lt;= 20</text:p>
      <text:p text:style-name="P237"/>
      <text:p text:style-name="P238">-- 11.</text:p>
      <text:p text:style-name="P239">-- BELOW IS MY FINAL QUERY</text:p>
      <text:p text:style-name="P240"/>
      <text:p text:style-name="P241">SELECT<text:s/></text:p>
      <text:p text:style-name="P242"><text:s text:c="4"/>st.name,</text:p>
      <text:p text:style-name="P243"><text:s text:c="4"/>st.store_address,</text:p>
      <text:p text:style-name="P244"><text:s text:c="4"/>SUM(s.total) AS total_sales</text:p>
      <text:p text:style-name="P245">FROM sales s</text:p>
      <text:p text:style-name="P246">JOIN stores st</text:p>
      <text:p text:style-name="P247">ON s.store = st.store</text:p>
      <text:p text:style-name="P248">WHERE s.vendor = 'Diageo Americas'</text:p>
      <text:p text:style-name="P249">GROUP BY st.name, st.store_address</text:p>
      <text:p text:style-name="P250">ORDER BY total_sales DESC;</text:p>
      <text:p text:style-name="P251"/>
      <text:p text:style-name="P252">-- 12.</text:p>
      <text:p text:style-name="P253">-- BELOW IS MY FINAL QUERY</text:p>
      <text:p text:style-name="P254"/>
      <text:p text:style-name="P255">SELECT<text:s/></text:p>
      <text:p text:style-name="P256"><text:tab/>s.total,<text:s/></text:p>
      <text:p text:style-name="P257"><text:tab/>s.date,</text:p>
      <text:soft-page-break/>
      <text:p text:style-name="P258"><text:tab/>c.population</text:p>
      <text:p text:style-name="P259">FROM sales s</text:p>
      <text:p text:style-name="P260">JOIN counties c</text:p>
      <text:p text:style-name="P261">ON s.county = c.county</text:p>
      <text:p text:style-name="P262">WHERE s.vendor = 'Diageo Americas';</text:p>
      <text:p text:style-name="P263"/>
      <text:p text:style-name="P264"/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7T21:49:00Z</meta:creation-date>
    <dc:date>2026-04-28T22:30:00Z</dc:date>
    <meta:template xlink:href="Normal" xlink:type="simple"/>
    <meta:editing-cycles>2</meta:editing-cycles>
    <meta:editing-duration>PT88860S</meta:editing-duration>
    <meta:user-defined meta:name="GrammarlyDocumentId">7b06e8fa-6c00-4bc2-898f-c446f5cbf5ec</meta:user-defined>
    <meta:document-statistic meta:page-count="11" meta:paragraph-count="188" meta:word-count="1135" meta:character-count="7353" meta:row-count="228" meta:non-whitespace-character-count="6406"/>
  </office:meta>
</office:document-meta>
</file>